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fo:color="#1c1c1c" fo:font-size="12pt" style:font-size-asian="12pt" style:font-name-complex="Times New Roman1" style:font-size-complex="12pt"/>
    </style:style>
    <style:style style:name="P5" style:family="paragraph" style:parent-style-name="Standard">
      <style:paragraph-properties fo:text-align="start" style:justify-single-word="false"/>
      <style:text-properties fo:color="#1c1c1c" fo:font-size="12pt" style:font-size-asian="12pt" style:font-name-complex="Times New Roman1" style:font-size-complex="12pt"/>
    </style:style>
    <style:style style:name="P6" style:family="paragraph" style:parent-style-name="Standard">
      <style:text-properties fo:font-size="12pt" style:font-size-asian="12pt" style:font-size-complex="12pt"/>
    </style:style>
    <style:style style:name="T1" style:family="text">
      <style:text-properties fo:font-variant="normal" fo:text-transform="none" fo:color="#222222" style:font-name="Times New Roman" fo:font-size="12pt" fo:letter-spacing="normal" fo:font-style="normal" fo:font-weight="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style:font-name="Times New Roman"/>
    </style:style>
    <style:style style:name="T4" style:family="text">
      <style:text-properties style:font-name="Times New Roman" fo:font-size="12pt" style:text-underline-style="none" fo:font-weight="normal" style:font-size-asian="12pt" style:font-weight-asian="normal" style:font-size-complex="12pt" style:font-weight-complex="normal"/>
    </style:style>
    <style:style style:name="T5" style:family="text">
      <style:text-properties fo:color="#1c1c1c" fo:font-size="15pt" style:font-size-asian="15pt" style:font-name-complex="Times New Roman1" style:font-size-complex="15pt"/>
    </style:style>
    <style:style style:name="T6" style:family="text">
      <style:text-properties fo:color="#1c1c1c" fo:font-size="15pt" style:text-underline-style="solid" style:text-underline-width="auto" style:text-underline-color="font-color" style:font-size-asian="15pt" style:font-name-complex="Times New Roman1" style:font-size-complex="15pt" style:font-weight-complex="bold"/>
    </style:style>
    <style:style style:name="T7" style:family="text">
      <style:text-properties fo:color="#1c1c1c" style:font-name-complex="Times New Roman1"/>
    </style:style>
    <style:style style:name="T8" style:family="text">
      <style:text-properties fo:color="#1c1c1c" style:text-underline-style="solid" style:text-underline-width="auto" style:text-underline-color="font-color" style:font-name-complex="Times New Roman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 de projet</text:p>
      <text:p text:style-name="P1"/>
      <text:p text:style-name="P4">J'ai fait un projet qui regroupe tous les modules du CCP1et CCP2, il s'agit d'un site en deux parties qui porte sur le sujet des animaux domestiques. </text:p>
      <text:p text:style-name="P4"/>
      <text:p text:style-name="P6"><text:span text:style-name="T7">J'ai tout d'abord établi un cahier des charges que j'ai modifié au cours du processus étant donné que des idées me venaient au fur et à mesure ; ensuite j'ai conçu un dictionnaire de données qui m'a permis de connaître le nombre de tables dont j'aurais besoin pour le côté back-end de mon projet, puis je l'ai transformé en modèle conceptuel de données qui correspond au CP5. Par la suite j'ai pu créer ma base de données et mes tables en accord avec les cardinalités définies dans le MCD via du code SQL ce qui correspond au CP6. </text:span></text:p>
      <text:p text:style-name="P4"/>
      <text:p text:style-name="P4">Enfin j'ai pu faire ma maquette sur Photoshop qui montre les pages et la forme assez générale de mon projet ce qui correspond au CP1. La première partie s'inspire du site « Le Bon Coin » et à l'instar de celui propose des annonces commerciales entre particuliers ; la plus grosse différence est que mon site autorise uniquement des animaux domestiques sur les annonces pour permettre une transaction. </text:p>
      <text:p text:style-name="P4"/>
      <text:p text:style-name="P4">Les langages utilisés pour cette première partie sont HTML/CSS, Javascript, PHP qui correspondent au CP2, CP3 et CP7. </text:p>
      <text:p text:style-name="P4"/>
      <text:p text:style-name="P6"><text:span text:style-name="T7">La seconde partie quant à elle est une extension de mon site qui a totalement été faite sur le CMS (</text:span><text:span text:style-name="T8">Content Management System</text:span><text:span text:style-name="T7">) Wordpress, en l'installant du coté back-end. </text:span></text:p>
      <text:p text:style-name="P4"/>
      <text:p text:style-name="P5"><text:span text:style-name="T3">Cette partie comporte deux fonctionnalités qui sont en réalité des plugins dont un créé par moi-même. Le premier est le plugin wooCommerce qui va me permettre de vendre des produits alimentaires ou des jouets pour animaux domestiques et le second est la page contact qui permettra aux clients d'envoyer un mail directement à l’administrateur du site quel qu’en soit la raison.</text:span></text:p>
      <text:p text:style-name="P2"/>
      <text:p text:style-name="P2"/>
      <text:p text:style-name="P3">Sidiki Cama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21:58:22.09</meta:creation-date>
    <dc:date>2020-06-17T15:16:10.21</dc:date>
    <meta:editing-duration>PT28M17S</meta:editing-duration>
    <meta:editing-cycles>8</meta:editing-cycles>
    <meta:generator>OpenOffice/4.1.7$Win32 OpenOffice.org_project/417m1$Build-9800</meta:generator>
    <meta:document-statistic meta:table-count="0" meta:image-count="0" meta:object-count="0" meta:page-count="1" meta:paragraph-count="8" meta:word-count="306" meta:character-count="1777"/>
  </office:meta>
</office:document-meta>
</file>